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817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2.6547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2547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0.6402in"/>
    </style:style>
    <style:style style:name="co26" style:family="table-column">
      <style:table-column-properties fo:break-before="auto" style:column-width="1.50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text-position="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17" style:family="table-cell" style:parent-style-name="Default" style:data-style-name="N3">
      <style:table-cell-properties fo:border="none"/>
      <style:text-properties style:text-position="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  <style:text-properties style:text-position="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text-position="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 style:data-style-name="N3">
      <style:text-properties style:text-position="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"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3">
      <style:text-properties style:font-name="Arial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transparent"/>
      <style:text-properties style:font-name="Arial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40" style:family="table-cell" style:parent-style-name="Default" style:data-style-name="N3">
      <style:table-cell-properties fo:background-color="#c0c0c0" fo:border="none"/>
      <style:text-properties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3">
      <style:table-cell-properties fo:background-color="#99ccff"/>
      <style:text-properties style:font-name="Arial"/>
    </style:style>
    <style:style style:name="ce45" style:family="table-cell" style:parent-style-name="Default" style:data-style-name="N5">
      <style:text-properties style:font-name="Arial"/>
    </style:style>
    <style:style style:name="ce46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name-asian="Bitstream Vera Sans" style:font-weight-asian="bold" style:font-name-complex="Lucidasans" style:font-weight-complex="bold"/>
    </style:style>
    <style:style style:name="ce48" style:family="table-cell" style:parent-style-name="Default" style:data-style-name="N5">
      <style:table-cell-properties fo:background-color="transparent"/>
      <style:text-properties style:font-name="Arial"/>
    </style:style>
    <style:style style:name="ce49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5">
      <style:table-cell-properties fo:background-color="#c0c0c0" fo:border="none"/>
      <style:text-properties style:font-name="Arial"/>
    </style:style>
    <style:style style:name="ce51" style:family="table-cell" style:parent-style-name="Default">
      <style:table-cell-properties fo:background-color="#c0c0c0"/>
      <style:text-properties style:font-name="Arial"/>
    </style:style>
    <style:style style:name="ce52" style:family="table-cell" style:parent-style-name="Default" style:data-style-name="N3">
      <style:table-cell-properties fo:background-color="#c0c0c0"/>
      <style:text-properties style:font-name="Ari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3">
      <style:table-cell-properties fo:background-color="#99ccff"/>
      <style:text-properties style:font-name="Arial" fo:font-weight="normal" style:font-weight-asian="normal" style:font-weight-complex="normal"/>
    </style:style>
    <style:style style:name="ce55" style:family="table-cell" style:parent-style-name="Default">
      <style:table-cell-properties fo:background-color="#99ccff"/>
      <style:text-properties style:font-name="Arial" fo:font-weight="normal" style:font-weight-asian="normal" style:font-weight-complex="normal"/>
    </style:style>
    <style:style style:name="ce56" style:family="table-cell" style:parent-style-name="Default" style:data-style-name="N126">
      <style:table-cell-properties fo:background-color="#99ccff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59" style:family="table-cell" style:parent-style-name="Default">
      <style:table-cell-properties fo:background-color="#c0c0c0" fo:border="none"/>
    </style:style>
    <style:style style:name="ce60" style:family="table-cell" style:parent-style-name="Default">
      <style:table-cell-properties fo:background-color="#c0c0c0" fo:border="none"/>
      <style:text-properties style:font-name="Arial"/>
    </style:style>
    <style:style style:name="ce61" style:family="table-cell" style:parent-style-name="Default">
      <style:table-cell-properties fo:background-color="#c0c0c0"/>
    </style:style>
    <style:style style:name="ce62" style:family="table-cell" style:parent-style-name="Default">
      <style:table-cell-properties fo:border="none"/>
      <style:text-properties style:font-name="Arial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64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33"/>
        <table:table-column table:style-name="co9" table:default-cell-style-name="ce34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45"/>
        <table:table-column table:style-name="co14" table:default-cell-style-name="ce33"/>
        <table:table-column table:style-name="co15" table:default-cell-style-name="ce33"/>
        <table:table-column table:style-name="co4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14" table:default-cell-style-name="ce33"/>
        <table:table-column table:style-name="co4" table:default-cell-style-name="ce36"/>
        <table:table-column table:style-name="co22" table:number-columns-repeated="8" table:default-cell-style-name="ce33"/>
        <table:table-column table:style-name="co14" table:default-cell-style-name="ce33"/>
        <table:table-column table:style-name="co4" table:default-cell-style-name="ce6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7" table:number-columns-repeated="990" table:default-cell-style-name="ce33"/>
        <table:table-row table:style-name="ro2"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separated factors of the hypergeometric distribution</text:p>
          </table:table-cell>
          <table:covered-table-cell table:number-columns-repeated="4"/>
          <table:table-cell/>
          <table:table-cell table:style-name="ce35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35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57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64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0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hits in a ticket</text:p>
          </table:table-cell>
          <table:table-cell table:style-name="ce37" office:value-type="string" calcext:value-type="string">
            <text:p>patterns in 5x5</text:p>
          </table:table-cell>
          <table:table-cell table:style-name="ce37" office:value-type="string" calcext:value-type="string">
            <text:p>tickets for each x</text:p>
          </table:table-cell>
          <table:table-cell table:style-name="ce37" office:value-type="string" calcext:value-type="string">
            <text:p>tickets * patterns</text:p>
          </table:table-cell>
          <table:table-cell table:style-name="ce46" office:value-type="string" calcext:value-type="string">
            <text:p>probability for x</text:p>
          </table:table-cell>
          <table:table-cell/>
          <table:table-cell table:style-name="ce37" office:value-type="string" calcext:value-type="string">
            <text:p>1-Bingo</text:p>
          </table:table-cell>
          <table:table-cell table:style-name="ce37" office:value-type="string" calcext:value-type="string">
            <text:p>2-Bingo</text:p>
          </table:table-cell>
          <table:table-cell table:style-name="ce37" office:value-type="string" calcext:value-type="string">
            <text:p>&gt;= 3-Bingo</text:p>
          </table:table-cell>
          <table:table-cell table:number-columns-repeated="2"/>
          <table:table-cell table:style-name="ce37" office:value-type="string" calcext:value-type="string">
            <text:p>1-Bingo</text:p>
          </table:table-cell>
          <table:table-cell table:style-name="ce37" office:value-type="string" calcext:value-type="string">
            <text:p>2-Bingo</text:p>
          </table:table-cell>
          <table:table-cell table:style-name="ce37" office:value-type="string" calcext:value-type="string">
            <text:p>&gt;= 3-Bingo</text:p>
          </table:table-cell>
          <table:table-cell/>
          <table:table-cell table:style-name="ce37" office:value-type="string" calcext:value-type="string">
            <text:p>blank</text:p>
          </table:table-cell>
          <table:table-cell table:style-name="ce37" office:value-type="string" calcext:value-type="string">
            <text:p>1-Bingo</text:p>
          </table:table-cell>
          <table:table-cell table:style-name="ce37" office:value-type="string" calcext:value-type="string">
            <text:p>2-Bingo</text:p>
          </table:table-cell>
          <table:table-cell table:style-name="ce37" office:value-type="string" calcext:value-type="string">
            <text:p>3-Bingo</text:p>
          </table:table-cell>
          <table:table-cell table:style-name="ce37" office:value-type="string" calcext:value-type="string">
            <text:p>4-Bingo</text:p>
          </table:table-cell>
          <table:table-cell table:style-name="ce37" office:value-type="string" calcext:value-type="string">
            <text:p>5-Bingo</text:p>
          </table:table-cell>
          <table:table-cell table:style-name="ce37" office:value-type="string" calcext:value-type="string">
            <text:p>6-Bingo</text:p>
          </table:table-cell>
          <table:table-cell table:style-name="ce37" office:value-type="string" calcext:value-type="string">
            <text:p>7-Bingo</text:p>
          </table:table-cell>
          <table:table-cell table:style-name="ce37" office:value-type="string" calcext:value-type="string">
            <text:p>8-Bingo</text:p>
          </table:table-cell>
          <table:table-cell/>
          <table:table-cell table:style-name="ce37" office:value-type="string" calcext:value-type="string">
            <text:p>sum</text:p>
          </table:table-cell>
          <table:table-cell table:style-name="ce34" office:value-type="string" calcext:value-type="string">
            <text:p>diff</text:p>
          </table:table-cell>
          <table:table-cell table:style-name="ce34" office:value-type="string" calcext:value-type="string">
            <text:p>diff to 2^25</text:p>
          </table:table-cell>
          <table:table-cell table:style-name="ce66" office:value-type="string" calcext:value-type="string">
            <text:p>combin</text:p>
          </table:table-cell>
          <table:table-cell table:style-name="ce34" office:value-type="string" calcext:value-type="string">
            <text:p>explanation</text:p>
          </table:table-cell>
          <table:table-cell table:number-columns-repeated="990"/>
        </table:table-row>
        <table:table-row table:style-name="ro2">
          <table:table-cell table:style-name="ce34"/>
          <table:table-cell office:value-type="string" calcext:value-type="string">
            <text:p>x</text:p>
          </table:table-cell>
          <table:table-cell table:style-name="ce37" office:value-type="string" calcext:value-type="string">
            <text:p>(M over x)</text:p>
          </table:table-cell>
          <table:table-cell table:style-name="ce41" office:value-type="string" calcext:value-type="string">
            <text:p>(N-M over n–x)</text:p>
          </table:table-cell>
          <table:table-cell table:style-name="ce41" office:value-type="string" calcext:value-type="string">
            <text:p>(N over n)</text:p>
          </table:table-cell>
          <table:table-cell table:style-name="ce47" office:value-type="string" calcext:value-type="string">
            <text:p>(N over n) / (M over x)(N-M over n–x)</text:p>
          </table:table-cell>
          <table:table-cell table:style-name="ce34"/>
          <table:table-cell table:style-name="Default" table:number-columns-repeated="3"/>
          <table:table-cell table:style-name="ce37" table:number-columns-repeated="2"/>
          <table:table-cell table:style-name="Default" table:number-columns-repeated="3"/>
          <table:table-cell table:style-name="ce37"/>
          <table:table-cell table:style-name="Default" table:number-columns-repeated="9"/>
          <table:table-cell table:style-name="ce37"/>
          <table:table-cell table:style-name="Default" table:number-columns-repeated="5"/>
          <table:table-cell table:style-name="ce34"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2" office:value-type="string" calcext:value-type="string">
            <text:p>(75–25 over 22–x)</text:p>
          </table:table-cell>
          <table:table-cell table:style-name="ce43" office:value-type="string" calcext:value-type="string">
            <text:p>(75 over 22)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2"/>
          <table:table-cell table:style-name="ce44" table:formula="of:=COMBIN(75; 22)" office:value-type="float" office:value="5.1632228474619E+018" calcext:value-type="float">
            <text:p>5,163,222,847,461,900,000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sum →</text:p>
          </table:table-cell>
          <table:table-cell table:style-name="Default"/>
          <table:table-cell table:style-name="ce38" table:formula="of:=SUM([.C12:.C34])" office:value-type="float" office:value="33554106" calcext:value-type="float">
            <text:p>33,554,106</text:p>
          </table:table-cell>
          <table:table-cell table:style-name="ce38"/>
          <table:table-cell table:style-name="ce38" table:formula="of:=SUM([.E12:.E34])" office:value-type="float" office:value="5.1632228474619E+018" calcext:value-type="float">
            <text:p>5,163,222,847,461,900,000</text:p>
          </table:table-cell>
          <table:table-cell table:style-name="ce48"/>
          <table:table-cell/>
          <table:table-cell table:style-name="ce38" table:formula="of:=SUM([.H12:.H34])" office:value-type="float" office:value="7476328" calcext:value-type="float">
            <text:p>7,476,328</text:p>
          </table:table-cell>
          <table:table-cell table:style-name="ce38" table:formula="of:=SUM([.I12:.I34])" office:value-type="float" office:value="1754188" calcext:value-type="float">
            <text:p>1,754,188</text:p>
          </table:table-cell>
          <table:table-cell table:style-name="ce38" table:formula="of:=SUM([.J12:.J34])" office:value-type="float" office:value="486267" calcext:value-type="float">
            <text:p>486,267</text:p>
          </table:table-cell>
          <table:table-cell/>
          <table:table-cell table:style-name="ce53" office:value-type="string" calcext:value-type="string">
            <text:p>overall amount</text:p>
          </table:table-cell>
          <table:table-cell table:style-name="ce54" table:formula="of:=SUM([.M12:.M34])" office:value-type="float" office:value="9.25201044638091E+016" calcext:value-type="float">
            <text:p>92,520,104,463,809,100</text:p>
          </table:table-cell>
          <table:table-cell table:style-name="ce54" table:formula="of:=SUM([.N12:.N34])" office:value-type="float" office:value="994056150684020" calcext:value-type="float">
            <text:p>994,056,150,684,020</text:p>
          </table:table-cell>
          <table:table-cell table:style-name="ce54" table:formula="of:=SUM([.O12:.O34])" office:value-type="float" office:value="8962357142950" calcext:value-type="float">
            <text:p>8,962,357,142,950</text:p>
          </table:table-cell>
          <table:table-cell/>
          <table:table-cell table:style-name="ce58" table:formula="of:=SUM([.Q12:.Q34])" office:value-type="float" office:value="23837323" calcext:value-type="float">
            <text:p>23,837,323</text:p>
          </table:table-cell>
          <table:table-cell table:style-name="ce58" table:formula="of:=SUM([.R12:.R34])" office:value-type="float" office:value="7476328" calcext:value-type="float">
            <text:p>7,476,328</text:p>
          </table:table-cell>
          <table:table-cell table:style-name="ce58" table:formula="of:=SUM([.S12:.S34])" office:value-type="float" office:value="1754188" calcext:value-type="float">
            <text:p>1,754,188</text:p>
          </table:table-cell>
          <table:table-cell table:style-name="ce58" table:formula="of:=SUM([.T12:.T34])" office:value-type="float" office:value="379562" calcext:value-type="float">
            <text:p>379,562</text:p>
          </table:table-cell>
          <table:table-cell table:style-name="ce58" table:formula="of:=SUM([.U12:.U34])" office:value-type="float" office:value="82849" calcext:value-type="float">
            <text:p>82,849</text:p>
          </table:table-cell>
          <table:table-cell table:style-name="ce58" table:formula="of:=SUM([.V12:.V34])" office:value-type="float" office:value="18632" calcext:value-type="float">
            <text:p>18,632</text:p>
          </table:table-cell>
          <table:table-cell table:style-name="ce58" table:formula="of:=SUM([.W12:.W34])" office:value-type="float" office:value="4240" calcext:value-type="float">
            <text:p>4,240</text:p>
          </table:table-cell>
          <table:table-cell table:style-name="ce58" table:formula="of:=SUM([.X12:.X34])" office:value-type="float" office:value="878" calcext:value-type="float">
            <text:p>878</text:p>
          </table:table-cell>
          <table:table-cell table:style-name="ce58" table:formula="of:=SUM([.Y12:.Y34])" office:value-type="float" office:value="106" calcext:value-type="float">
            <text:p>106</text:p>
          </table:table-cell>
          <table:table-cell table:style-name="ce36"/>
          <table:table-cell table:style-name="ce38" table:formula="of:=SUM([.AA12:.AA34])" office:value-type="float" office:value="33554106" calcext:value-type="float">
            <text:p>33,554,106</text:p>
          </table:table-cell>
          <table:table-cell table:formula="of:=[.C8]-[.AA8]" office:value-type="float" office:value="0" calcext:value-type="float">
            <text:p>0</text:p>
          </table:table-cell>
          <table:table-cell table:formula="of:=2^25-[.AA8]" office:value-type="float" office:value="326" calcext:value-type="float">
            <text:p>326</text:p>
          </table:table-cell>
          <table:table-cell table:style-name="ce67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39" office:value-type="string" calcext:value-type="string">
            <text:p>all possible patterns</text:p>
          </table:table-cell>
          <table:table-cell/>
          <table:table-cell table:style-name="ce39" office:value-type="string" calcext:value-type="string">
            <text:p>all possible tickets</text:p>
          </table:table-cell>
          <table:table-cell table:style-name="ce49" office:value-type="string" calcext:value-type="string">
            <text:p>inverse of P(X=x)=h(x,n,M,N)</text:p>
          </table:table-cell>
          <table:table-cell table:number-columns-repeated="5"/>
          <table:table-cell table:style-name="ce53" office:value-type="string" calcext:value-type="string">
            <text:p>odds <text:s/>1:</text:p>
          </table:table-cell>
          <table:table-cell table:style-name="ce55" table:formula="of:=[.$E$7] / [.M8]" office:value-type="float" office:value="55.8064960841196" calcext:value-type="float">
            <text:p>55.81</text:p>
          </table:table-cell>
          <table:table-cell table:style-name="ce55" table:formula="of:=[.$E$7] / [.N8]" office:value-type="float" office:value="5194.09577005186" calcext:value-type="float">
            <text:p>5194.1</text:p>
          </table:table-cell>
          <table:table-cell table:style-name="ce55" table:formula="of:=[.$E$7] / [.O8]" office:value-type="float" office:value="576100.992753163" calcext:value-type="float">
            <text:p>576100.99</text:p>
          </table:table-cell>
          <table:table-cell/>
          <table:table-cell table:style-name="ce33"/>
          <table:table-cell table:number-columns-repeated="1004"/>
        </table:table-row>
        <table:table-row table:style-name="ro2">
          <table:table-cell table:number-columns-repeated="11"/>
          <table:table-cell table:style-name="ce53" office:value-type="string" calcext:value-type="string">
            <text:p>odds in %</text:p>
          </table:table-cell>
          <table:table-cell table:style-name="ce56" table:formula="of:=1/[.M9]" office:value-type="percentage" office:value="0.0179190608651125" calcext:value-type="percentage">
            <text:p>1.791906087%</text:p>
          </table:table-cell>
          <table:table-cell table:style-name="ce56" table:formula="of:=1/[.N9]" office:value-type="percentage" office:value="0.000192526292211592" calcext:value-type="percentage">
            <text:p>0.019252629%</text:p>
          </table:table-cell>
          <table:table-cell table:style-name="ce56" table:formula="of:=1/[.O9]" office:value-type="percentage" office:value="0.00000173580676405545" calcext:value-type="percentage">
            <text:p>0.000173581%</text:p>
          </table:table-cell>
          <table:table-cell/>
          <table:table-cell table:style-name="ce33"/>
          <table:table-cell table:number-columns-repeated="1004"/>
        </table:table-row>
        <table:table-row table:style-name="ro2">
          <table:table-cell table:number-columns-repeated="16"/>
          <table:table-cell table:style-name="ce33"/>
          <table:table-cell table:number-columns-repeated="100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40" table:formula="of:=COMBIN(25;[.B12])" office:value-type="float" office:value="1" calcext:value-type="float">
            <text:p>1</text:p>
          </table:table-cell>
          <table:table-cell table:style-name="ce40" table:formula="of:=COMBIN(50; 22-[.B12])" office:value-type="float" office:value="88749815264600" calcext:value-type="float">
            <text:p>88,749,815,264,600</text:p>
          </table:table-cell>
          <table:table-cell table:style-name="ce40" table:formula="of:=[.C12]*[.D12]" office:value-type="float" office:value="88749815264600" calcext:value-type="float">
            <text:p>88,749,815,264,600</text:p>
          </table:table-cell>
          <table:table-cell table:style-name="ce50" table:formula="of:=[.$E$7]/[.E12]" office:value-type="float" office:value="58177.2799421406" calcext:value-type="float">
            <text:p>58,177.28</text:p>
          </table:table-cell>
          <table:table-cell/>
          <table:table-cell table:style-name="ce51" table:number-columns-repeated="3"/>
          <table:table-cell table:number-columns-repeated="2"/>
          <table:table-cell table:style-name="ce51" table:number-columns-repeated="3"/>
          <table:table-cell/>
          <table:table-cell table:style-name="ce40" office:value-type="float" office:value="1" calcext:value-type="float">
            <text:p>1</text:p>
          </table:table-cell>
          <table:table-cell table:style-name="ce60" table:number-columns-repeated="8"/>
          <table:table-cell table:style-name="ce62"/>
          <table:table-cell table:style-name="ce65" table:formula="of:=SUM([.Q12:.Y12])" office:value-type="float" office:value="1" calcext:value-type="float">
            <text:p>1</text:p>
          </table:table-cell>
          <table:table-cell table:formula="of:=[.C12]-[.AA1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2]+1" office:value-type="float" office:value="1" calcext:value-type="float">
            <text:p>1</text:p>
          </table:table-cell>
          <table:table-cell table:style-name="ce40" table:formula="of:=COMBIN(25;[.B13])" office:value-type="float" office:value="25" calcext:value-type="float">
            <text:p>25</text:p>
          </table:table-cell>
          <table:table-cell table:style-name="ce40" table:formula="of:=COMBIN(50; 22-[.B13])" office:value-type="float" office:value="67327446062800" calcext:value-type="float">
            <text:p>67,327,446,062,800</text:p>
          </table:table-cell>
          <table:table-cell table:style-name="ce40" table:formula="of:=[.C13]*[.D13]" office:value-type="float" office:value="1.68318615157E+015" calcext:value-type="float">
            <text:p>1,683,186,151,570,000</text:p>
          </table:table-cell>
          <table:table-cell table:style-name="ce50" table:formula="of:=[.$E$7]/[.E13]" office:value-type="float" office:value="3067.52930604014" calcext:value-type="float">
            <text:p>3,067.53</text:p>
          </table:table-cell>
          <table:table-cell table:style-name="ce36"/>
          <table:table-cell table:style-name="ce52" table:number-columns-repeated="3"/>
          <table:table-cell table:style-name="ce36" table:number-columns-repeated="2"/>
          <table:table-cell table:style-name="ce52" table:number-columns-repeated="3"/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60" table:number-columns-repeated="8"/>
          <table:table-cell table:style-name="ce62"/>
          <table:table-cell table:style-name="ce65" table:formula="of:=SUM([.Q13:.Y13])" office:value-type="float" office:value="25" calcext:value-type="float">
            <text:p>25</text:p>
          </table:table-cell>
          <table:table-cell table:formula="of:=[.C13]-[.AA1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3]+1" office:value-type="float" office:value="2" calcext:value-type="float">
            <text:p>2</text:p>
          </table:table-cell>
          <table:table-cell table:style-name="ce40" table:formula="of:=COMBIN(25;[.B14])" office:value-type="float" office:value="300" calcext:value-type="float">
            <text:p>300</text:p>
          </table:table-cell>
          <table:table-cell table:style-name="ce40" table:formula="of:=COMBIN(50; 22-[.B14])" office:value-type="float" office:value="47129212243960" calcext:value-type="float">
            <text:p>47,129,212,243,960</text:p>
          </table:table-cell>
          <table:table-cell table:style-name="ce40" table:formula="of:=[.C14]*[.D14]" office:value-type="float" office:value="1.4138763673188E+016" calcext:value-type="float">
            <text:p>14,138,763,673,188,000</text:p>
          </table:table-cell>
          <table:table-cell table:style-name="ce50" table:formula="of:=[.$E$7]/[.E14]" office:value-type="float" office:value="365.182060242874" calcext:value-type="float">
            <text:p>365.18</text:p>
          </table:table-cell>
          <table:table-cell table:style-name="ce36"/>
          <table:table-cell table:style-name="ce52" table:number-columns-repeated="3"/>
          <table:table-cell table:style-name="ce36" table:number-columns-repeated="2"/>
          <table:table-cell table:style-name="ce52" table:number-columns-repeated="3"/>
          <table:table-cell table:style-name="ce36"/>
          <table:table-cell table:style-name="ce40" office:value-type="float" office:value="300" calcext:value-type="float">
            <text:p>300</text:p>
          </table:table-cell>
          <table:table-cell table:style-name="ce51" table:number-columns-repeated="6"/>
          <table:table-cell table:style-name="ce60" table:number-columns-repeated="2"/>
          <table:table-cell table:style-name="ce62"/>
          <table:table-cell table:style-name="ce65" table:formula="of:=SUM([.Q14:.Y14])" office:value-type="float" office:value="300" calcext:value-type="float">
            <text:p>300</text:p>
          </table:table-cell>
          <table:table-cell table:formula="of:=[.C14]-[.AA1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4]+1" office:value-type="float" office:value="3" calcext:value-type="float">
            <text:p>3</text:p>
          </table:table-cell>
          <table:table-cell table:style-name="ce40" table:formula="of:=COMBIN(25;[.B15])" office:value-type="float" office:value="2300" calcext:value-type="float">
            <text:p>2,300</text:p>
          </table:table-cell>
          <table:table-cell table:style-name="ce40" table:formula="of:=COMBIN(50; 22-[.B15])" office:value-type="float" office:value="30405943383200" calcext:value-type="float">
            <text:p>30,405,943,383,200</text:p>
          </table:table-cell>
          <table:table-cell table:style-name="ce40" table:formula="of:=[.C15]*[.D15]" office:value-type="float" office:value="6.993366978136E+016" calcext:value-type="float">
            <text:p>69,933,669,781,360,000</text:p>
          </table:table-cell>
          <table:table-cell table:style-name="ce50" table:formula="of:=[.$E$7]/[.E15]" office:value-type="float" office:value="73.8302860925811" calcext:value-type="float">
            <text:p>73.83</text:p>
          </table:table-cell>
          <table:table-cell table:style-name="ce36"/>
          <table:table-cell table:style-name="ce52" table:number-columns-repeated="3"/>
          <table:table-cell table:style-name="ce36" table:number-columns-repeated="2"/>
          <table:table-cell table:style-name="ce52" table:number-columns-repeated="3"/>
          <table:table-cell table:style-name="ce36"/>
          <table:table-cell table:style-name="ce40" office:value-type="float" office:value="2300" calcext:value-type="float">
            <text:p>2,300</text:p>
          </table:table-cell>
          <table:table-cell table:style-name="ce51" table:number-columns-repeated="6"/>
          <table:table-cell table:style-name="ce60" table:number-columns-repeated="2"/>
          <table:table-cell table:style-name="ce62"/>
          <table:table-cell table:style-name="ce65" table:formula="of:=SUM([.Q15:.Y15])" office:value-type="float" office:value="2300" calcext:value-type="float">
            <text:p>2,300</text:p>
          </table:table-cell>
          <table:table-cell table:formula="of:=[.C15]-[.AA1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5]+1" office:value-type="float" office:value="4" calcext:value-type="float">
            <text:p>4</text:p>
          </table:table-cell>
          <table:table-cell table:style-name="ce40" table:formula="of:=COMBIN(25;[.B16])" office:value-type="float" office:value="12650" calcext:value-type="float">
            <text:p>12,650</text:p>
          </table:table-cell>
          <table:table-cell table:style-name="ce40" table:formula="of:=COMBIN(50; 22-[.B16])" office:value-type="float" office:value="18053528883775" calcext:value-type="float">
            <text:p>18,053,528,883,775</text:p>
          </table:table-cell>
          <table:table-cell table:style-name="ce40" table:formula="of:=[.C16]*[.D16]" office:value-type="float" office:value="2.28377140379754E+017" calcext:value-type="float">
            <text:p>228,377,140,379,754,000</text:p>
          </table:table-cell>
          <table:table-cell table:style-name="ce50" table:formula="of:=[.$E$7]/[.E16]" office:value-type="float" office:value="22.6083172723693" calcext:value-type="float">
            <text:p>22.61</text:p>
          </table:table-cell>
          <table:table-cell table:style-name="ce36"/>
          <table:table-cell table:style-name="ce52" table:number-columns-repeated="3"/>
          <table:table-cell table:style-name="ce36" table:number-columns-repeated="2"/>
          <table:table-cell table:style-name="ce52" table:number-columns-repeated="3"/>
          <table:table-cell table:style-name="ce36"/>
          <table:table-cell table:style-name="ce40" office:value-type="float" office:value="12650" calcext:value-type="float">
            <text:p>12,650</text:p>
          </table:table-cell>
          <table:table-cell table:style-name="ce51" table:number-columns-repeated="6"/>
          <table:table-cell table:style-name="ce60" table:number-columns-repeated="2"/>
          <table:table-cell table:style-name="ce62"/>
          <table:table-cell table:style-name="ce65" table:formula="of:=SUM([.Q16:.Y16])" office:value-type="float" office:value="12650" calcext:value-type="float">
            <text:p>12,650</text:p>
          </table:table-cell>
          <table:table-cell table:formula="of:=[.C16]-[.AA1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6]+1" office:value-type="float" office:value="5" calcext:value-type="float">
            <text:p>5</text:p>
          </table:table-cell>
          <table:table-cell table:style-name="ce40" table:formula="of:=COMBIN(25;[.B17])" office:value-type="float" office:value="53130" calcext:value-type="float">
            <text:p>53,130</text:p>
          </table:table-cell>
          <table:table-cell table:style-name="ce40" table:formula="of:=COMBIN(50; 22-[.B17])" office:value-type="float" office:value="9847379391150" calcext:value-type="float">
            <text:p>9,847,379,391,150</text:p>
          </table:table-cell>
          <table:table-cell table:style-name="ce40" table:formula="of:=[.C17]*[.D17]" office:value-type="float" office:value="5.231912670518E+017" calcext:value-type="float">
            <text:p>523,191,267,051,800,000</text:p>
          </table:table-cell>
          <table:table-cell table:style-name="ce50" table:formula="of:=[.$E$7]/[.E17]" office:value-type="float" office:value="9.86870992047867" calcext:value-type="float">
            <text:p>9.87</text:p>
          </table:table-cell>
          <table:table-cell table:style-name="ce36"/>
          <table:table-cell table:style-name="ce52" table:formula="of:=[.R17]" office:value-type="float" office:value="12" calcext:value-type="float">
            <text:p>12</text:p>
          </table:table-cell>
          <table:table-cell table:style-name="ce52" table:number-columns-repeated="2"/>
          <table:table-cell table:style-name="ce36" table:number-columns-repeated="2"/>
          <table:table-cell table:style-name="ce52" table:formula="of:=[.$D17]*[.H17]" office:value-type="float" office:value="118168552693800" calcext:value-type="float">
            <text:p>118,168,552,693,800</text:p>
          </table:table-cell>
          <table:table-cell table:style-name="ce52" table:number-columns-repeated="2"/>
          <table:table-cell table:style-name="ce36"/>
          <table:table-cell table:style-name="ce40" office:value-type="float" office:value="53118" calcext:value-type="float">
            <text:p>53,118</text:p>
          </table:table-cell>
          <table:table-cell table:style-name="ce51" office:value-type="float" office:value="12" calcext:value-type="float">
            <text:p>12</text:p>
          </table:table-cell>
          <table:table-cell table:style-name="ce51" table:number-columns-repeated="5"/>
          <table:table-cell table:style-name="ce60" table:number-columns-repeated="2"/>
          <table:table-cell table:style-name="ce62"/>
          <table:table-cell table:style-name="ce65" table:formula="of:=SUM([.Q17:.Y17])" office:value-type="float" office:value="53130" calcext:value-type="float">
            <text:p>53,130</text:p>
          </table:table-cell>
          <table:table-cell table:formula="of:=[.C17]-[.AA1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7]+1" office:value-type="float" office:value="6" calcext:value-type="float">
            <text:p>6</text:p>
          </table:table-cell>
          <table:table-cell table:style-name="ce40" table:formula="of:=COMBIN(25;[.B18])" office:value-type="float" office:value="177100" calcext:value-type="float">
            <text:p>177,100</text:p>
          </table:table-cell>
          <table:table-cell table:style-name="ce40" table:formula="of:=COMBIN(50; 22-[.B18])" office:value-type="float" office:value="4923689695575" calcext:value-type="float">
            <text:p>4,923,689,695,575</text:p>
          </table:table-cell>
          <table:table-cell table:style-name="ce40" table:formula="of:=[.C18]*[.D18]" office:value-type="float" office:value="8.71985445086333E+017" calcext:value-type="float">
            <text:p>871,985,445,086,333,000</text:p>
          </table:table-cell>
          <table:table-cell table:style-name="ce50" table:formula="of:=[.$E$7]/[.E18]" office:value-type="float" office:value="5.9212259522872" calcext:value-type="float">
            <text:p>5.92</text:p>
          </table:table-cell>
          <table:table-cell table:style-name="ce36"/>
          <table:table-cell table:style-name="ce52" table:formula="of:=[.R18]" office:value-type="float" office:value="240" calcext:value-type="float">
            <text:p>240</text:p>
          </table:table-cell>
          <table:table-cell table:style-name="ce52" table:number-columns-repeated="2"/>
          <table:table-cell table:style-name="ce36" table:number-columns-repeated="2"/>
          <table:table-cell table:style-name="ce52" table:formula="of:=[.$D18]*[.H18]" office:value-type="float" office:value="1.181685526938E+015" calcext:value-type="float">
            <text:p>1,181,685,526,938,000</text:p>
          </table:table-cell>
          <table:table-cell table:style-name="ce52" table:number-columns-repeated="2"/>
          <table:table-cell table:style-name="ce36"/>
          <table:table-cell table:style-name="ce40" office:value-type="float" office:value="176860" calcext:value-type="float">
            <text:p>176,860</text:p>
          </table:table-cell>
          <table:table-cell table:style-name="ce51" office:value-type="float" office:value="240" calcext:value-type="float">
            <text:p>240</text:p>
          </table:table-cell>
          <table:table-cell table:style-name="ce51" table:number-columns-repeated="5"/>
          <table:table-cell table:style-name="ce60" table:number-columns-repeated="2"/>
          <table:table-cell table:style-name="ce62"/>
          <table:table-cell table:style-name="ce65" table:formula="of:=SUM([.Q18:.Y18])" office:value-type="float" office:value="177100" calcext:value-type="float">
            <text:p>177,100</text:p>
          </table:table-cell>
          <table:table-cell table:formula="of:=[.C18]-[.AA1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8]+1" office:value-type="float" office:value="7" calcext:value-type="float">
            <text:p>7</text:p>
          </table:table-cell>
          <table:table-cell table:style-name="ce40" table:formula="of:=COMBIN(25;[.B19])" office:value-type="float" office:value="480700" calcext:value-type="float">
            <text:p>480,700</text:p>
          </table:table-cell>
          <table:table-cell table:style-name="ce40" table:formula="of:=COMBIN(50; 22-[.B19])" office:value-type="float" office:value="2250829575120" calcext:value-type="float">
            <text:p>2,250,829,575,120</text:p>
          </table:table-cell>
          <table:table-cell table:style-name="ce40" table:formula="of:=[.C19]*[.D19]" office:value-type="float" office:value="1.08197377676018E+018" calcext:value-type="float">
            <text:p>1,081,973,776,760,180,000</text:p>
          </table:table-cell>
          <table:table-cell table:style-name="ce50" table:formula="of:=[.$E$7]/[.E19]" office:value-type="float" office:value="4.77204065233673" calcext:value-type="float">
            <text:p>4.77</text:p>
          </table:table-cell>
          <table:table-cell table:style-name="ce36"/>
          <table:table-cell table:style-name="ce52" table:formula="of:=[.R19]" office:value-type="float" office:value="2280" calcext:value-type="float">
            <text:p>2,280</text:p>
          </table:table-cell>
          <table:table-cell table:style-name="ce52" table:number-columns-repeated="2"/>
          <table:table-cell table:style-name="ce36" table:number-columns-repeated="2"/>
          <table:table-cell table:style-name="ce52" table:formula="of:=[.$D19]*[.H19]" office:value-type="float" office:value="5.1318914312736E+015" calcext:value-type="float">
            <text:p>5,131,891,431,273,600</text:p>
          </table:table-cell>
          <table:table-cell table:style-name="ce52" table:number-columns-repeated="2"/>
          <table:table-cell table:style-name="ce36"/>
          <table:table-cell table:style-name="ce40" office:value-type="float" office:value="478420" calcext:value-type="float">
            <text:p>478,420</text:p>
          </table:table-cell>
          <table:table-cell table:style-name="ce51" office:value-type="float" office:value="2280" calcext:value-type="float">
            <text:p>2280</text:p>
          </table:table-cell>
          <table:table-cell table:style-name="ce51" table:number-columns-repeated="5"/>
          <table:table-cell table:style-name="ce60" table:number-columns-repeated="2"/>
          <table:table-cell table:style-name="ce62"/>
          <table:table-cell table:style-name="ce65" table:formula="of:=SUM([.Q19:.Y19])" office:value-type="float" office:value="480700" calcext:value-type="float">
            <text:p>480,700</text:p>
          </table:table-cell>
          <table:table-cell table:formula="of:=[.C19]-[.AA1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9]+1" office:value-type="float" office:value="8" calcext:value-type="float">
            <text:p>8</text:p>
          </table:table-cell>
          <table:table-cell table:style-name="ce40" table:formula="of:=COMBIN(25;[.B20])" office:value-type="float" office:value="1081575" calcext:value-type="float">
            <text:p>1,081,575</text:p>
          </table:table-cell>
          <table:table-cell table:style-name="ce40" table:formula="of:=COMBIN(50; 22-[.B20])" office:value-type="float" office:value="937845656300" calcext:value-type="float">
            <text:p>937,845,656,300</text:p>
          </table:table-cell>
          <table:table-cell table:style-name="ce40" table:formula="of:=[.C20]*[.D20]" office:value-type="float" office:value="1.01435041571267E+018" calcext:value-type="float">
            <text:p>1,014,350,415,712,670,000</text:p>
          </table:table-cell>
          <table:table-cell table:style-name="ce50" table:formula="of:=[.$E$7]/[.E20]" office:value-type="float" office:value="5.09017669582584" calcext:value-type="float">
            <text:p>5.09</text:p>
          </table:table-cell>
          <table:table-cell table:style-name="ce36"/>
          <table:table-cell table:style-name="ce52" table:formula="of:=[.R20]" office:value-type="float" office:value="13680" calcext:value-type="float">
            <text:p>13,680</text:p>
          </table:table-cell>
          <table:table-cell table:style-name="ce52" table:number-columns-repeated="2"/>
          <table:table-cell table:style-name="ce36" table:number-columns-repeated="2"/>
          <table:table-cell table:style-name="ce52" table:formula="of:=[.$D20]*[.H20]" office:value-type="float" office:value="1.2829728578184E+016" calcext:value-type="float">
            <text:p>12,829,728,578,184,000</text:p>
          </table:table-cell>
          <table:table-cell table:style-name="ce52" table:number-columns-repeated="2"/>
          <table:table-cell table:style-name="ce36"/>
          <table:table-cell table:style-name="ce40" office:value-type="float" office:value="1067895" calcext:value-type="float">
            <text:p>1,067,895</text:p>
          </table:table-cell>
          <table:table-cell table:style-name="ce51" office:value-type="float" office:value="13680" calcext:value-type="float">
            <text:p>13680</text:p>
          </table:table-cell>
          <table:table-cell table:style-name="ce51" table:number-columns-repeated="5"/>
          <table:table-cell table:style-name="ce60" table:number-columns-repeated="2"/>
          <table:table-cell table:style-name="ce62"/>
          <table:table-cell table:style-name="ce65" table:formula="of:=SUM([.Q20:.Y20])" office:value-type="float" office:value="1081575" calcext:value-type="float">
            <text:p>1,081,575</text:p>
          </table:table-cell>
          <table:table-cell table:formula="of:=[.C20]-[.AA2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0]+1" office:value-type="float" office:value="9" calcext:value-type="float">
            <text:p>9</text:p>
          </table:table-cell>
          <table:table-cell table:style-name="ce40" table:formula="of:=COMBIN(25;[.B21])" office:value-type="float" office:value="2042975" calcext:value-type="float">
            <text:p>2,042,975</text:p>
          </table:table-cell>
          <table:table-cell table:style-name="ce40" table:formula="of:=COMBIN(50; 22-[.B21])" office:value-type="float" office:value="354860518600" calcext:value-type="float">
            <text:p>354,860,518,600</text:p>
          </table:table-cell>
          <table:table-cell table:style-name="ce40" table:formula="of:=[.C21]*[.D21]" office:value-type="float" office:value="7.24971167986835E+017" calcext:value-type="float">
            <text:p>724,971,167,986,835,000</text:p>
          </table:table-cell>
          <table:table-cell table:style-name="ce50" table:formula="of:=[.$E$7]/[.E21]" office:value-type="float" office:value="7.12196991474792" calcext:value-type="float">
            <text:p>7.12</text:p>
          </table:table-cell>
          <table:table-cell table:style-name="ce36"/>
          <table:table-cell table:style-name="ce52" table:formula="of:=[.R21]" office:value-type="float" office:value="58048" calcext:value-type="float">
            <text:p>58,048</text:p>
          </table:table-cell>
          <table:table-cell table:style-name="ce52" table:formula="of:=[.S21]" office:value-type="float" office:value="46" calcext:value-type="float">
            <text:p>46</text:p>
          </table:table-cell>
          <table:table-cell table:style-name="ce52"/>
          <table:table-cell table:style-name="ce36" table:number-columns-repeated="2"/>
          <table:table-cell table:style-name="ce52" table:formula="of:=[.$D21]*[.H21]" office:value-type="float" office:value="2.05989433836928E+016" calcext:value-type="float">
            <text:p>20,598,943,383,692,800</text:p>
          </table:table-cell>
          <table:table-cell table:style-name="ce52" table:formula="of:=[.$D21]*[.I21]" office:value-type="float" office:value="16323583855600" calcext:value-type="float">
            <text:p>16,323,583,855,600</text:p>
          </table:table-cell>
          <table:table-cell table:style-name="ce52"/>
          <table:table-cell table:style-name="ce36"/>
          <table:table-cell table:style-name="ce40" office:value-type="float" office:value="1984881" calcext:value-type="float">
            <text:p>1,984,881</text:p>
          </table:table-cell>
          <table:table-cell table:style-name="ce51" office:value-type="float" office:value="58048" calcext:value-type="float">
            <text:p>58048</text:p>
          </table:table-cell>
          <table:table-cell table:style-name="ce51" office:value-type="float" office:value="46" calcext:value-type="float">
            <text:p>46</text:p>
          </table:table-cell>
          <table:table-cell table:style-name="ce51" table:number-columns-repeated="4"/>
          <table:table-cell table:style-name="ce60" table:number-columns-repeated="2"/>
          <table:table-cell table:style-name="ce62"/>
          <table:table-cell table:style-name="ce65" table:formula="of:=SUM([.Q21:.Y21])" office:value-type="float" office:value="2042975" calcext:value-type="float">
            <text:p>2,042,975</text:p>
          </table:table-cell>
          <table:table-cell table:formula="of:=[.C21]-[.AA2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1]+1" office:value-type="float" office:value="10" calcext:value-type="float">
            <text:p>10</text:p>
          </table:table-cell>
          <table:table-cell table:style-name="ce40" table:formula="of:=COMBIN(25;[.B22])" office:value-type="float" office:value="3268760" calcext:value-type="float">
            <text:p>3,268,760</text:p>
          </table:table-cell>
          <table:table-cell table:style-name="ce40" table:formula="of:=COMBIN(50; 22-[.B22])" office:value-type="float" office:value="121399651100" calcext:value-type="float">
            <text:p>121,399,651,100</text:p>
          </table:table-cell>
          <table:table-cell table:style-name="ce40" table:formula="of:=[.C22]*[.D22]" office:value-type="float" office:value="3.96826323529636E+017" calcext:value-type="float">
            <text:p>396,826,323,529,636,000</text:p>
          </table:table-cell>
          <table:table-cell table:style-name="ce50" table:formula="of:=[.$E$7]/[.E22]" office:value-type="float" office:value="13.0112911904049" calcext:value-type="float">
            <text:p>13.01</text:p>
          </table:table-cell>
          <table:table-cell table:style-name="ce36"/>
          <table:table-cell table:style-name="ce52" table:formula="of:=[.R22]" office:value-type="float" office:value="184536" calcext:value-type="float">
            <text:p>184,536</text:p>
          </table:table-cell>
          <table:table-cell table:style-name="ce52" table:formula="of:=[.S22]" office:value-type="float" office:value="756" calcext:value-type="float">
            <text:p>756</text:p>
          </table:table-cell>
          <table:table-cell table:style-name="ce52"/>
          <table:table-cell table:style-name="ce36" table:number-columns-repeated="2"/>
          <table:table-cell table:style-name="ce52" table:formula="of:=[.$D22]*[.H22]" office:value-type="float" office:value="2.24026060153896E+016" calcext:value-type="float">
            <text:p>22,402,606,015,389,600</text:p>
          </table:table-cell>
          <table:table-cell table:style-name="ce52" table:formula="of:=[.$D22]*[.I22]" office:value-type="float" office:value="91778136231600" calcext:value-type="float">
            <text:p>91,778,136,231,600</text:p>
          </table:table-cell>
          <table:table-cell table:style-name="ce52"/>
          <table:table-cell table:style-name="ce36"/>
          <table:table-cell table:style-name="ce40" office:value-type="float" office:value="3083468" calcext:value-type="float">
            <text:p>3,083,468</text:p>
          </table:table-cell>
          <table:table-cell table:style-name="ce51" office:value-type="float" office:value="184536" calcext:value-type="float">
            <text:p>184536</text:p>
          </table:table-cell>
          <table:table-cell table:style-name="ce51" office:value-type="float" office:value="756" calcext:value-type="float">
            <text:p>756</text:p>
          </table:table-cell>
          <table:table-cell table:style-name="ce51" table:number-columns-repeated="4"/>
          <table:table-cell table:style-name="ce60" table:number-columns-repeated="2"/>
          <table:table-cell table:style-name="ce62"/>
          <table:table-cell table:style-name="ce65" table:formula="of:=SUM([.Q22:.Y22])" office:value-type="float" office:value="3268760" calcext:value-type="float">
            <text:p>3,268,760</text:p>
          </table:table-cell>
          <table:table-cell table:formula="of:=[.C22]-[.AA2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2]+1" office:value-type="float" office:value="11" calcext:value-type="float">
            <text:p>11</text:p>
          </table:table-cell>
          <table:table-cell table:style-name="ce40" table:formula="of:=COMBIN(25;[.B23])" office:value-type="float" office:value="4457400" calcext:value-type="float">
            <text:p>4,457,400</text:p>
          </table:table-cell>
          <table:table-cell table:style-name="ce40" table:formula="of:=COMBIN(50; 22-[.B23])" office:value-type="float" office:value="37353738800" calcext:value-type="float">
            <text:p>37,353,738,800</text:p>
          </table:table-cell>
          <table:table-cell table:style-name="ce40" table:formula="of:=[.C23]*[.D23]" office:value-type="float" office:value="1.6650055532712E+017" calcext:value-type="float">
            <text:p>166,500,555,327,120,000</text:p>
          </table:table-cell>
          <table:table-cell table:style-name="ce50" table:formula="of:=[.$E$7]/[.E23]" office:value-type="float" office:value="31.0102440037982" calcext:value-type="float">
            <text:p>31.01</text:p>
          </table:table-cell>
          <table:table-cell table:style-name="ce36"/>
          <table:table-cell table:style-name="ce52" table:formula="of:=[.R23]" office:value-type="float" office:value="453480" calcext:value-type="float">
            <text:p>453,480</text:p>
          </table:table-cell>
          <table:table-cell table:style-name="ce52" table:formula="of:=[.S23]" office:value-type="float" office:value="5820" calcext:value-type="float">
            <text:p>5,820</text:p>
          </table:table-cell>
          <table:table-cell table:style-name="ce52"/>
          <table:table-cell table:style-name="ce36" table:number-columns-repeated="2"/>
          <table:table-cell table:style-name="ce52" table:formula="of:=[.$D23]*[.H23]" office:value-type="float" office:value="1.6939173471024E+016" calcext:value-type="float">
            <text:p>16,939,173,471,024,000</text:p>
          </table:table-cell>
          <table:table-cell table:style-name="ce52" table:formula="of:=[.$D23]*[.I23]" office:value-type="float" office:value="217398759816000" calcext:value-type="float">
            <text:p>217,398,759,816,000</text:p>
          </table:table-cell>
          <table:table-cell table:style-name="ce52"/>
          <table:table-cell table:style-name="ce36"/>
          <table:table-cell table:style-name="ce40" office:value-type="float" office:value="3998100" calcext:value-type="float">
            <text:p>3,998,100</text:p>
          </table:table-cell>
          <table:table-cell table:style-name="ce51" office:value-type="float" office:value="453480" calcext:value-type="float">
            <text:p>453480</text:p>
          </table:table-cell>
          <table:table-cell table:style-name="ce51" office:value-type="float" office:value="5820" calcext:value-type="float">
            <text:p>5820</text:p>
          </table:table-cell>
          <table:table-cell table:style-name="ce51" table:number-columns-repeated="4"/>
          <table:table-cell table:style-name="ce60" table:number-columns-repeated="2"/>
          <table:table-cell table:style-name="ce62"/>
          <table:table-cell table:style-name="ce65" table:formula="of:=SUM([.Q23:.Y23])" office:value-type="float" office:value="4457400" calcext:value-type="float">
            <text:p>4,457,400</text:p>
          </table:table-cell>
          <table:table-cell table:formula="of:=[.C23]-[.AA2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3]+1" office:value-type="float" office:value="12" calcext:value-type="float">
            <text:p>12</text:p>
          </table:table-cell>
          <table:table-cell table:style-name="ce40" table:formula="of:=COMBIN(25;[.B24])" office:value-type="float" office:value="5200300" calcext:value-type="float">
            <text:p>5,200,300</text:p>
          </table:table-cell>
          <table:table-cell table:style-name="ce40" table:formula="of:=COMBIN(50; 22-[.B24])" office:value-type="float" office:value="10272278170" calcext:value-type="float">
            <text:p>10,272,278,170</text:p>
          </table:table-cell>
          <table:table-cell table:style-name="ce40" table:formula="of:=[.C24]*[.D24]" office:value-type="float" office:value="5.3418928167451E+016" calcext:value-type="float">
            <text:p>53,418,928,167,451,000</text:p>
          </table:table-cell>
          <table:table-cell table:style-name="ce50" table:formula="of:=[.$E$7]/[.E24]" office:value-type="float" office:value="96.6553059858646" calcext:value-type="float">
            <text:p>96.66</text:p>
          </table:table-cell>
          <table:table-cell table:style-name="ce36"/>
          <table:table-cell table:style-name="ce52" table:formula="of:=[.R24]" office:value-type="float" office:value="874664" calcext:value-type="float">
            <text:p>874,664</text:p>
          </table:table-cell>
          <table:table-cell table:style-name="ce52" table:formula="of:=[.S24]" office:value-type="float" office:value="27716" calcext:value-type="float">
            <text:p>27,716</text:p>
          </table:table-cell>
          <table:table-cell table:style-name="ce52" table:formula="of:=SUM([.T24:.Y24])" office:value-type="float" office:value="48" calcext:value-type="float">
            <text:p>48</text:p>
          </table:table-cell>
          <table:table-cell table:style-name="ce36" table:number-columns-repeated="2"/>
          <table:table-cell table:style-name="ce52" table:formula="of:=[.$D24]*[.H24]" office:value-type="float" office:value="8.98479191328488E+015" calcext:value-type="float">
            <text:p>8,984,791,913,284,880</text:p>
          </table:table-cell>
          <table:table-cell table:style-name="ce52" table:formula="of:=[.$D24]*[.I24]" office:value-type="float" office:value="284706461759720" calcext:value-type="float">
            <text:p>284,706,461,759,720</text:p>
          </table:table-cell>
          <table:table-cell table:style-name="ce52" table:formula="of:=[.$D24]*[.J24]" office:value-type="float" office:value="493069352160" calcext:value-type="float">
            <text:p>493,069,352,160</text:p>
          </table:table-cell>
          <table:table-cell table:style-name="ce36"/>
          <table:table-cell table:style-name="ce40" office:value-type="float" office:value="4297872" calcext:value-type="float">
            <text:p>4,297,872</text:p>
          </table:table-cell>
          <table:table-cell table:style-name="ce51" office:value-type="float" office:value="874664" calcext:value-type="float">
            <text:p>874664</text:p>
          </table:table-cell>
          <table:table-cell table:style-name="ce51" office:value-type="float" office:value="27716" calcext:value-type="float">
            <text:p>27716</text:p>
          </table:table-cell>
          <table:table-cell table:style-name="ce51" office:value-type="float" office:value="48" calcext:value-type="float">
            <text:p>48</text:p>
          </table:table-cell>
          <table:table-cell table:style-name="ce51" table:number-columns-repeated="3"/>
          <table:table-cell table:style-name="ce60" table:number-columns-repeated="2"/>
          <table:table-cell table:style-name="ce62"/>
          <table:table-cell table:style-name="ce65" table:formula="of:=SUM([.Q24:.Y24])" office:value-type="float" office:value="5200300" calcext:value-type="float">
            <text:p>5,200,300</text:p>
          </table:table-cell>
          <table:table-cell table:formula="of:=[.C24]-[.AA2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4]+1" office:value-type="float" office:value="13" calcext:value-type="float">
            <text:p>13</text:p>
          </table:table-cell>
          <table:table-cell table:style-name="ce40" table:formula="of:=COMBIN(25;[.B25])" office:value-type="float" office:value="5200300" calcext:value-type="float">
            <text:p>5,200,300</text:p>
          </table:table-cell>
          <table:table-cell table:style-name="ce40" table:formula="of:=COMBIN(50; 22-[.B25])" office:value-type="float" office:value="2505433700" calcext:value-type="float">
            <text:p>2,505,433,700</text:p>
          </table:table-cell>
          <table:table-cell table:style-name="ce40" table:formula="of:=[.C25]*[.D25]" office:value-type="float" office:value="1.302900687011E+016" calcext:value-type="float">
            <text:p>13,029,006,870,110,000</text:p>
          </table:table-cell>
          <table:table-cell table:style-name="ce50" table:formula="of:=[.$E$7]/[.E25]" office:value-type="float" office:value="396.286754542045" calcext:value-type="float">
            <text:p>396.29</text:p>
          </table:table-cell>
          <table:table-cell table:style-name="ce36"/>
          <table:table-cell table:style-name="ce52" table:formula="of:=[.R25]" office:value-type="float" office:value="1328328" calcext:value-type="float">
            <text:p>1,328,328</text:p>
          </table:table-cell>
          <table:table-cell table:style-name="ce52" table:formula="of:=[.S25]" office:value-type="float" office:value="90492" calcext:value-type="float">
            <text:p>90,492</text:p>
          </table:table-cell>
          <table:table-cell table:style-name="ce52" table:formula="of:=SUM([.T25:.Y25])" office:value-type="float" office:value="776" calcext:value-type="float">
            <text:p>776</text:p>
          </table:table-cell>
          <table:table-cell table:style-name="ce36" table:number-columns-repeated="2"/>
          <table:table-cell table:style-name="ce52" table:formula="of:=[.$D25]*[.H25]" office:value-type="float" office:value="3.3280377358536E+015" calcext:value-type="float">
            <text:p>3,328,037,735,853,600</text:p>
          </table:table-cell>
          <table:table-cell table:style-name="ce52" table:formula="of:=[.$D25]*[.I25]" office:value-type="float" office:value="226721706380400" calcext:value-type="float">
            <text:p>226,721,706,380,400</text:p>
          </table:table-cell>
          <table:table-cell table:style-name="ce52" table:formula="of:=[.$D25]*[.J25]" office:value-type="float" office:value="1944216551200" calcext:value-type="float">
            <text:p>1,944,216,551,200</text:p>
          </table:table-cell>
          <table:table-cell table:style-name="ce36"/>
          <table:table-cell table:style-name="ce40" office:value-type="float" office:value="3780704" calcext:value-type="float">
            <text:p>3,780,704</text:p>
          </table:table-cell>
          <table:table-cell table:style-name="ce51" office:value-type="float" office:value="1328328" calcext:value-type="float">
            <text:p>1328328</text:p>
          </table:table-cell>
          <table:table-cell table:style-name="ce51" office:value-type="float" office:value="90492" calcext:value-type="float">
            <text:p>90492</text:p>
          </table:table-cell>
          <table:table-cell table:style-name="ce51" office:value-type="float" office:value="776" calcext:value-type="float">
            <text:p>776</text:p>
          </table:table-cell>
          <table:table-cell table:style-name="ce51" table:number-columns-repeated="3"/>
          <table:table-cell table:style-name="ce60" table:number-columns-repeated="2"/>
          <table:table-cell table:style-name="ce62"/>
          <table:table-cell table:style-name="ce65" table:formula="of:=SUM([.Q25:.Y25])" office:value-type="float" office:value="5200300" calcext:value-type="float">
            <text:p>5,200,300</text:p>
          </table:table-cell>
          <table:table-cell table:formula="of:=[.C25]-[.AA2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5]+1" office:value-type="float" office:value="14" calcext:value-type="float">
            <text:p>14</text:p>
          </table:table-cell>
          <table:table-cell table:style-name="ce40" table:formula="of:=COMBIN(25;[.B26])" office:value-type="float" office:value="4457400" calcext:value-type="float">
            <text:p>4,457,400</text:p>
          </table:table-cell>
          <table:table-cell table:style-name="ce40" table:formula="of:=COMBIN(50; 22-[.B26])" office:value-type="float" office:value="536878650" calcext:value-type="float">
            <text:p>536,878,650</text:p>
          </table:table-cell>
          <table:table-cell table:style-name="ce40" table:formula="of:=[.C26]*[.D26]" office:value-type="float" office:value="2.39308289451E+015" calcext:value-type="float">
            <text:p>2,393,082,894,510,000</text:p>
          </table:table-cell>
          <table:table-cell table:style-name="ce50" table:formula="of:=[.$E$7]/[.E26]" office:value-type="float" office:value="2157.56121917336" calcext:value-type="float">
            <text:p>2,157.56</text:p>
          </table:table-cell>
          <table:table-cell table:style-name="ce36"/>
          <table:table-cell table:style-name="ce52" table:formula="of:=[.R26]" office:value-type="float" office:value="1575736" calcext:value-type="float">
            <text:p>1,575,736</text:p>
          </table:table-cell>
          <table:table-cell table:style-name="ce52" table:formula="of:=[.S26]" office:value-type="float" office:value="211572" calcext:value-type="float">
            <text:p>211,572</text:p>
          </table:table-cell>
          <table:table-cell table:style-name="ce52" table:formula="of:=SUM([.T26:.Y26])" office:value-type="float" office:value="5544" calcext:value-type="float">
            <text:p>5,544</text:p>
          </table:table-cell>
          <table:table-cell table:style-name="ce36" table:number-columns-repeated="2"/>
          <table:table-cell table:style-name="ce52" table:formula="of:=[.$D26]*[.H26]" office:value-type="float" office:value="845979016436400" calcext:value-type="float">
            <text:p>845,979,016,436,400</text:p>
          </table:table-cell>
          <table:table-cell table:style-name="ce52" table:formula="of:=[.$D26]*[.I26]" office:value-type="float" office:value="113588489737800" calcext:value-type="float">
            <text:p>113,588,489,737,800</text:p>
          </table:table-cell>
          <table:table-cell table:style-name="ce52" table:formula="of:=[.$D26]*[.J26]" office:value-type="float" office:value="2976455235600" calcext:value-type="float">
            <text:p>2,976,455,235,600</text:p>
          </table:table-cell>
          <table:table-cell table:style-name="ce36"/>
          <table:table-cell table:style-name="ce40" office:value-type="float" office:value="2664548" calcext:value-type="float">
            <text:p>2,664,548</text:p>
          </table:table-cell>
          <table:table-cell table:style-name="ce51" office:value-type="float" office:value="1575736" calcext:value-type="float">
            <text:p>1575736</text:p>
          </table:table-cell>
          <table:table-cell table:style-name="ce51" office:value-type="float" office:value="211572" calcext:value-type="float">
            <text:p>211572</text:p>
          </table:table-cell>
          <table:table-cell table:style-name="ce51" office:value-type="float" office:value="5536" calcext:value-type="float">
            <text:p>5536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2"/>
          <table:table-cell table:style-name="ce60" table:number-columns-repeated="2"/>
          <table:table-cell table:style-name="ce62"/>
          <table:table-cell table:style-name="ce65" table:formula="of:=SUM([.Q26:.Y26])" office:value-type="float" office:value="4457400" calcext:value-type="float">
            <text:p>4,457,400</text:p>
          </table:table-cell>
          <table:table-cell table:formula="of:=[.C26]-[.AA2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6]+1" office:value-type="float" office:value="15" calcext:value-type="float">
            <text:p>15</text:p>
          </table:table-cell>
          <table:table-cell table:style-name="ce40" table:formula="of:=COMBIN(25;[.B27])" office:value-type="float" office:value="3268760" calcext:value-type="float">
            <text:p>3,268,760</text:p>
          </table:table-cell>
          <table:table-cell table:style-name="ce40" table:formula="of:=COMBIN(50; 22-[.B27])" office:value-type="float" office:value="99884400" calcext:value-type="float">
            <text:p>99,884,400</text:p>
          </table:table-cell>
          <table:table-cell table:style-name="ce40" table:formula="of:=[.C27]*[.D27]" office:value-type="float" office:value="326498131344000" calcext:value-type="float">
            <text:p>326,498,131,344,000</text:p>
          </table:table-cell>
          <table:table-cell table:style-name="ce50" table:formula="of:=[.$E$7]/[.E27]" office:value-type="float" office:value="15813.9430268956" calcext:value-type="float">
            <text:p>15,813.94</text:p>
          </table:table-cell>
          <table:table-cell table:style-name="ce36"/>
          <table:table-cell table:style-name="ce52" table:formula="of:=[.R27]" office:value-type="float" office:value="1430612" calcext:value-type="float">
            <text:p>1,430,612</text:p>
          </table:table-cell>
          <table:table-cell table:style-name="ce52" table:formula="of:=[.S27]" office:value-type="float" office:value="358504" calcext:value-type="float">
            <text:p>358,504</text:p>
          </table:table-cell>
          <table:table-cell table:style-name="ce52" table:formula="of:=SUM([.T27:.Y27])" office:value-type="float" office:value="23072" calcext:value-type="float">
            <text:p>23,072</text:p>
          </table:table-cell>
          <table:table-cell table:style-name="ce36" table:number-columns-repeated="2"/>
          <table:table-cell table:style-name="ce52" table:formula="of:=[.$D27]*[.H27]" office:value-type="float" office:value="142895821252800" calcext:value-type="float">
            <text:p>142,895,821,252,800</text:p>
          </table:table-cell>
          <table:table-cell table:style-name="ce52" table:formula="of:=[.$D27]*[.I27]" office:value-type="float" office:value="35808956937600" calcext:value-type="float">
            <text:p>35,808,956,937,600</text:p>
          </table:table-cell>
          <table:table-cell table:style-name="ce52" table:formula="of:=[.$D27]*[.J27]" office:value-type="float" office:value="2304532876800" calcext:value-type="float">
            <text:p>2,304,532,876,800</text:p>
          </table:table-cell>
          <table:table-cell table:style-name="ce36"/>
          <table:table-cell table:style-name="ce40" office:value-type="float" office:value="1456572" calcext:value-type="float">
            <text:p>1,456,572</text:p>
          </table:table-cell>
          <table:table-cell table:style-name="ce51" office:value-type="float" office:value="1430612" calcext:value-type="float">
            <text:p>1430612</text:p>
          </table:table-cell>
          <table:table-cell table:style-name="ce51" office:value-type="float" office:value="358504" calcext:value-type="float">
            <text:p>358504</text:p>
          </table:table-cell>
          <table:table-cell table:style-name="ce51" office:value-type="float" office:value="22836" calcext:value-type="float">
            <text:p>22836</text:p>
          </table:table-cell>
          <table:table-cell table:style-name="ce51" office:value-type="float" office:value="236" calcext:value-type="float">
            <text:p>236</text:p>
          </table:table-cell>
          <table:table-cell table:style-name="ce51" table:number-columns-repeated="2"/>
          <table:table-cell table:style-name="ce60" table:number-columns-repeated="2"/>
          <table:table-cell table:style-name="ce62"/>
          <table:table-cell table:style-name="ce65" table:formula="of:=SUM([.Q27:.Y27])" office:value-type="float" office:value="3268760" calcext:value-type="float">
            <text:p>3,268,760</text:p>
          </table:table-cell>
          <table:table-cell table:formula="of:=[.C27]-[.AA2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7]+1" office:value-type="float" office:value="16" calcext:value-type="float">
            <text:p>16</text:p>
          </table:table-cell>
          <table:table-cell table:style-name="ce40" table:formula="of:=COMBIN(25;[.B28])" office:value-type="float" office:value="2042975" calcext:value-type="float">
            <text:p>2,042,975</text:p>
          </table:table-cell>
          <table:table-cell table:style-name="ce40" table:formula="of:=COMBIN(50; 22-[.B28])" office:value-type="float" office:value="15890700" calcext:value-type="float">
            <text:p>15,890,700</text:p>
          </table:table-cell>
          <table:table-cell table:style-name="ce40" table:formula="of:=[.C28]*[.D28]" office:value-type="float" office:value="32464302832500" calcext:value-type="float">
            <text:p>32,464,302,832,500</text:p>
          </table:table-cell>
          <table:table-cell table:style-name="ce50" table:formula="of:=[.$E$7]/[.E28]" office:value-type="float" office:value="159043.084156207" calcext:value-type="float">
            <text:p>159,043.08</text:p>
          </table:table-cell>
          <table:table-cell table:style-name="ce36"/>
          <table:table-cell table:style-name="ce52" table:formula="of:=[.R28]" office:value-type="float" office:value="958328" calcext:value-type="float">
            <text:p>958,328</text:p>
          </table:table-cell>
          <table:table-cell table:style-name="ce52" table:formula="of:=[.S28]" office:value-type="float" office:value="435028" calcext:value-type="float">
            <text:p>435,028</text:p>
          </table:table-cell>
          <table:table-cell table:style-name="ce52" table:formula="of:=SUM([.T28:.Y28])" office:value-type="float" office:value="61684" calcext:value-type="float">
            <text:p>61,684</text:p>
          </table:table-cell>
          <table:table-cell table:style-name="ce36" table:number-columns-repeated="2"/>
          <table:table-cell table:style-name="ce52" table:formula="of:=[.$D28]*[.H28]" office:value-type="float" office:value="15228502749600" calcext:value-type="float">
            <text:p>15,228,502,749,600</text:p>
          </table:table-cell>
          <table:table-cell table:style-name="ce52" table:formula="of:=[.$D28]*[.I28]" office:value-type="float" office:value="6912899439600" calcext:value-type="float">
            <text:p>6,912,899,439,600</text:p>
          </table:table-cell>
          <table:table-cell table:style-name="ce52" table:formula="of:=[.$D28]*[.J28]" office:value-type="float" office:value="980201938800" calcext:value-type="float">
            <text:p>980,201,938,800</text:p>
          </table:table-cell>
          <table:table-cell table:style-name="ce36"/>
          <table:table-cell table:style-name="ce40" office:value-type="float" office:value="587935" calcext:value-type="float">
            <text:p>587,935</text:p>
          </table:table-cell>
          <table:table-cell table:style-name="ce51" office:value-type="float" office:value="958328" calcext:value-type="float">
            <text:p>958328</text:p>
          </table:table-cell>
          <table:table-cell table:style-name="ce51" office:value-type="float" office:value="435028" calcext:value-type="float">
            <text:p>435028</text:p>
          </table:table-cell>
          <table:table-cell table:style-name="ce51" office:value-type="float" office:value="59608" calcext:value-type="float">
            <text:p>59608</text:p>
          </table:table-cell>
          <table:table-cell table:style-name="ce51" office:value-type="float" office:value="2068" calcext:value-type="float">
            <text:p>2068</text:p>
          </table:table-cell>
          <table:table-cell table:style-name="ce51" office:value-type="float" office:value="8" calcext:value-type="float">
            <text:p>8</text:p>
          </table:table-cell>
          <table:table-cell table:style-name="ce51"/>
          <table:table-cell table:style-name="ce60" table:number-columns-repeated="2"/>
          <table:table-cell table:style-name="ce62"/>
          <table:table-cell table:style-name="ce65" table:formula="of:=SUM([.Q28:.Y28])" office:value-type="float" office:value="2042975" calcext:value-type="float">
            <text:p>2,042,975</text:p>
          </table:table-cell>
          <table:table-cell table:formula="of:=[.C28]-[.AA2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8]+1" office:value-type="float" office:value="17" calcext:value-type="float">
            <text:p>17</text:p>
          </table:table-cell>
          <table:table-cell table:style-name="ce40" table:formula="of:=COMBIN(25;[.B29])" office:value-type="float" office:value="1081575" calcext:value-type="float">
            <text:p>1,081,575</text:p>
          </table:table-cell>
          <table:table-cell table:style-name="ce40" table:formula="of:=COMBIN(50; 22-[.B29])" office:value-type="float" office:value="2118760" calcext:value-type="float">
            <text:p>2,118,760</text:p>
          </table:table-cell>
          <table:table-cell table:style-name="ce40" table:formula="of:=[.C29]*[.D29]" office:value-type="float" office:value="2291597847000" calcext:value-type="float">
            <text:p>2,291,597,847,000</text:p>
          </table:table-cell>
          <table:table-cell table:style-name="ce50" table:formula="of:=[.$E$7]/[.E29]" office:value-type="float" office:value="2253110.3588796" calcext:value-type="float">
            <text:p>2,253,110.36</text:p>
          </table:table-cell>
          <table:table-cell table:style-name="ce36"/>
          <table:table-cell table:style-name="ce52" table:formula="of:=[.R29]" office:value-type="float" office:value="445644" calcext:value-type="float">
            <text:p>445,644</text:p>
          </table:table-cell>
          <table:table-cell table:style-name="ce52" table:formula="of:=[.S29]" office:value-type="float" office:value="363960" calcext:value-type="float">
            <text:p>363,960</text:p>
          </table:table-cell>
          <table:table-cell table:style-name="ce52" table:formula="of:=SUM([.T29:.Y29])" office:value-type="float" office:value="109609" calcext:value-type="float">
            <text:p>109,609</text:p>
          </table:table-cell>
          <table:table-cell table:style-name="ce36" table:number-columns-repeated="2"/>
          <table:table-cell table:style-name="ce52" table:formula="of:=[.$D29]*[.H29]" office:value-type="float" office:value="944212681440" calcext:value-type="float">
            <text:p>944,212,681,440</text:p>
          </table:table-cell>
          <table:table-cell table:style-name="ce52" table:formula="of:=[.$D29]*[.I29]" office:value-type="float" office:value="771143889600" calcext:value-type="float">
            <text:p>771,143,889,600</text:p>
          </table:table-cell>
          <table:table-cell table:style-name="ce52" table:formula="of:=[.$D29]*[.J29]" office:value-type="float" office:value="232235164840" calcext:value-type="float">
            <text:p>232,235,164,840</text:p>
          </table:table-cell>
          <table:table-cell table:style-name="ce36"/>
          <table:table-cell table:style-name="ce40" office:value-type="float" office:value="162362" calcext:value-type="float">
            <text:p>162,362</text:p>
          </table:table-cell>
          <table:table-cell table:style-name="ce51" office:value-type="float" office:value="445644" calcext:value-type="float">
            <text:p>445644</text:p>
          </table:table-cell>
          <table:table-cell table:style-name="ce51" office:value-type="float" office:value="363960" calcext:value-type="float">
            <text:p>363960</text:p>
          </table:table-cell>
          <table:table-cell table:style-name="ce51" office:value-type="float" office:value="100544" calcext:value-type="float">
            <text:p>100544</text:p>
          </table:table-cell>
          <table:table-cell table:style-name="ce51" office:value-type="float" office:value="8883" calcext:value-type="float">
            <text:p>8883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2" calcext:value-type="float">
            <text:p>2</text:p>
          </table:table-cell>
          <table:table-cell table:style-name="ce60" table:number-columns-repeated="2"/>
          <table:table-cell table:style-name="ce62"/>
          <table:table-cell table:style-name="ce65" table:formula="of:=SUM([.Q29:.Y29])" office:value-type="float" office:value="1081575" calcext:value-type="float">
            <text:p>1,081,575</text:p>
          </table:table-cell>
          <table:table-cell table:formula="of:=[.C29]-[.AA2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9]+1" office:value-type="float" office:value="18" calcext:value-type="float">
            <text:p>18</text:p>
          </table:table-cell>
          <table:table-cell table:style-name="ce40" table:formula="of:=COMBIN(25;[.B30])" office:value-type="float" office:value="480700" calcext:value-type="float">
            <text:p>480,700</text:p>
          </table:table-cell>
          <table:table-cell table:style-name="ce40" table:formula="of:=COMBIN(50; 22-[.B30])" office:value-type="float" office:value="230300" calcext:value-type="float">
            <text:p>230,300</text:p>
          </table:table-cell>
          <table:table-cell table:style-name="ce40" table:formula="of:=[.C30]*[.D30]" office:value-type="float" office:value="110705210000" calcext:value-type="float">
            <text:p>110,705,210,000</text:p>
          </table:table-cell>
          <table:table-cell table:style-name="ce50" table:formula="of:=[.$E$7]/[.E30]" office:value-type="float" office:value="46639384.4288078" calcext:value-type="float">
            <text:p>46,639,384.43</text:p>
          </table:table-cell>
          <table:table-cell table:style-name="ce36"/>
          <table:table-cell table:style-name="ce52" table:formula="of:=[.R30]" office:value-type="float" office:value="129888" calcext:value-type="float">
            <text:p>129,888</text:p>
          </table:table-cell>
          <table:table-cell table:style-name="ce52" table:formula="of:=[.S30]" office:value-type="float" office:value="194820" calcext:value-type="float">
            <text:p>194,820</text:p>
          </table:table-cell>
          <table:table-cell table:style-name="ce52" table:formula="of:=SUM([.T30:.Y30])" office:value-type="float" office:value="128904" calcext:value-type="float">
            <text:p>128,904</text:p>
          </table:table-cell>
          <table:table-cell table:style-name="ce36" table:number-columns-repeated="2"/>
          <table:table-cell table:style-name="ce52" table:formula="of:=[.$D30]*[.H30]" office:value-type="float" office:value="29913206400" calcext:value-type="float">
            <text:p>29,913,206,400</text:p>
          </table:table-cell>
          <table:table-cell table:style-name="ce52" table:formula="of:=[.$D30]*[.I30]" office:value-type="float" office:value="44867046000" calcext:value-type="float">
            <text:p>44,867,046,000</text:p>
          </table:table-cell>
          <table:table-cell table:style-name="ce52" table:formula="of:=[.$D30]*[.J30]" office:value-type="float" office:value="29686591200" calcext:value-type="float">
            <text:p>29,686,591,200</text:p>
          </table:table-cell>
          <table:table-cell table:style-name="ce36"/>
          <table:table-cell table:style-name="ce40" office:value-type="float" office:value="27088" calcext:value-type="float">
            <text:p>27,088</text:p>
          </table:table-cell>
          <table:table-cell table:style-name="ce51" office:value-type="float" office:value="129888" calcext:value-type="float">
            <text:p>129888</text:p>
          </table:table-cell>
          <table:table-cell table:style-name="ce51" office:value-type="float" office:value="194820" calcext:value-type="float">
            <text:p>194820</text:p>
          </table:table-cell>
          <table:table-cell table:style-name="ce51" office:value-type="float" office:value="106288" calcext:value-type="float">
            <text:p>106288</text:p>
          </table:table-cell>
          <table:table-cell table:style-name="ce51" office:value-type="float" office:value="21256" calcext:value-type="float">
            <text:p>21256</text:p>
          </table:table-cell>
          <table:table-cell table:style-name="ce51" office:value-type="float" office:value="1336" calcext:value-type="float">
            <text:p>1336</text:p>
          </table:table-cell>
          <table:table-cell table:style-name="ce51" office:value-type="float" office:value="24" calcext:value-type="float">
            <text:p>24</text:p>
          </table:table-cell>
          <table:table-cell table:style-name="ce60" table:number-columns-repeated="2"/>
          <table:table-cell table:style-name="ce62"/>
          <table:table-cell table:style-name="ce65" table:formula="of:=SUM([.Q30:.Y30])" office:value-type="float" office:value="480700" calcext:value-type="float">
            <text:p>480,700</text:p>
          </table:table-cell>
          <table:table-cell table:formula="of:=[.C30]-[.AA3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0]+1" office:value-type="float" office:value="19" calcext:value-type="float">
            <text:p>19</text:p>
          </table:table-cell>
          <table:table-cell table:style-name="ce40" table:formula="of:=COMBIN(25;[.B31])" office:value-type="float" office:value="177100" calcext:value-type="float">
            <text:p>177,100</text:p>
          </table:table-cell>
          <table:table-cell table:style-name="ce40" table:formula="of:=COMBIN(50; 22-[.B31])" office:value-type="float" office:value="19600" calcext:value-type="float">
            <text:p>19,600</text:p>
          </table:table-cell>
          <table:table-cell table:style-name="ce40" table:formula="of:=[.C31]*[.D31]" office:value-type="float" office:value="3471160000" calcext:value-type="float">
            <text:p>3,471,160,000</text:p>
          </table:table-cell>
          <table:table-cell table:style-name="ce50" table:formula="of:=[.$E$7]/[.E31]" office:value-type="float" office:value="1487463224.81876" calcext:value-type="float">
            <text:p>1,487,463,224.82</text:p>
          </table:table-cell>
          <table:table-cell table:style-name="ce36"/>
          <table:table-cell table:style-name="ce52" table:formula="of:=[.R31]" office:value-type="float" office:value="19788" calcext:value-type="float">
            <text:p>19,788</text:p>
          </table:table-cell>
          <table:table-cell table:style-name="ce52" table:formula="of:=[.S31]" office:value-type="float" office:value="57992" calcext:value-type="float">
            <text:p>57,992</text:p>
          </table:table-cell>
          <table:table-cell table:style-name="ce52" table:formula="of:=SUM([.T31:.Y31])" office:value-type="float" office:value="97144" calcext:value-type="float">
            <text:p>97,144</text:p>
          </table:table-cell>
          <table:table-cell table:style-name="ce36" table:number-columns-repeated="2"/>
          <table:table-cell table:style-name="ce52" table:formula="of:=[.$D31]*[.H31]" office:value-type="float" office:value="387844800" calcext:value-type="float">
            <text:p>387,844,800</text:p>
          </table:table-cell>
          <table:table-cell table:style-name="ce52" table:formula="of:=[.$D31]*[.I31]" office:value-type="float" office:value="1136643200" calcext:value-type="float">
            <text:p>1,136,643,200</text:p>
          </table:table-cell>
          <table:table-cell table:style-name="ce52" table:formula="of:=[.$D31]*[.J31]" office:value-type="float" office:value="1904022400" calcext:value-type="float">
            <text:p>1,904,022,400</text:p>
          </table:table-cell>
          <table:table-cell table:style-name="ce36"/>
          <table:table-cell table:style-name="ce40" office:value-type="float" office:value="2176" calcext:value-type="float">
            <text:p>2,176</text:p>
          </table:table-cell>
          <table:table-cell table:style-name="ce51" office:value-type="float" office:value="19788" calcext:value-type="float">
            <text:p>19788</text:p>
          </table:table-cell>
          <table:table-cell table:style-name="ce51" office:value-type="float" office:value="57992" calcext:value-type="float">
            <text:p>57992</text:p>
          </table:table-cell>
          <table:table-cell table:style-name="ce51" office:value-type="float" office:value="64292" calcext:value-type="float">
            <text:p>64292</text:p>
          </table:table-cell>
          <table:table-cell table:style-name="ce51" office:value-type="float" office:value="28016" calcext:value-type="float">
            <text:p>28016</text:p>
          </table:table-cell>
          <table:table-cell table:style-name="ce51" office:value-type="float" office:value="4612" calcext:value-type="float">
            <text:p>4612</text:p>
          </table:table-cell>
          <table:table-cell table:style-name="ce51" office:value-type="float" office:value="220" calcext:value-type="float">
            <text:p>220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2"/>
          <table:table-cell table:style-name="ce65" table:formula="of:=SUM([.Q31:.Y31])" office:value-type="float" office:value="177100" calcext:value-type="float">
            <text:p>177,100</text:p>
          </table:table-cell>
          <table:table-cell table:formula="of:=[.C31]-[.AA3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1]+1" office:value-type="float" office:value="20" calcext:value-type="float">
            <text:p>20</text:p>
          </table:table-cell>
          <table:table-cell table:style-name="ce40" table:formula="of:=COMBIN(25;[.B32])" office:value-type="float" office:value="53130" calcext:value-type="float">
            <text:p>53,130</text:p>
          </table:table-cell>
          <table:table-cell table:style-name="ce40" table:formula="of:=COMBIN(50; 22-[.B32])" office:value-type="float" office:value="1225" calcext:value-type="float">
            <text:p>1,225</text:p>
          </table:table-cell>
          <table:table-cell table:style-name="ce40" table:formula="of:=[.C32]*[.D32]" office:value-type="float" office:value="65084250" calcext:value-type="float">
            <text:p>65,084,250</text:p>
          </table:table-cell>
          <table:table-cell table:style-name="ce50" table:formula="of:=[.$E$7]/[.E32]" office:value-type="float" office:value="79331371990.3341" calcext:value-type="float">
            <text:p>79,331,371,990.33</text:p>
          </table:table-cell>
          <table:table-cell table:style-name="ce36"/>
          <table:table-cell table:style-name="ce52" table:formula="of:=[.R32]" office:value-type="float" office:value="1064" calcext:value-type="float">
            <text:p>1,064</text:p>
          </table:table-cell>
          <table:table-cell table:style-name="ce52" table:formula="of:=[.S32]" office:value-type="float" office:value="7296" calcext:value-type="float">
            <text:p>7,296</text:p>
          </table:table-cell>
          <table:table-cell table:style-name="ce52" table:formula="of:=SUM([.T32:.Y32])" office:value-type="float" office:value="44722" calcext:value-type="float">
            <text:p>44,722</text:p>
          </table:table-cell>
          <table:table-cell table:style-name="ce36" table:number-columns-repeated="2"/>
          <table:table-cell table:style-name="ce52" table:formula="of:=[.$D32]*[.H32]" office:value-type="float" office:value="1303400" calcext:value-type="float">
            <text:p>1,303,400</text:p>
          </table:table-cell>
          <table:table-cell table:style-name="ce52" table:formula="of:=[.$D32]*[.I32]" office:value-type="float" office:value="8937600" calcext:value-type="float">
            <text:p>8,937,600</text:p>
          </table:table-cell>
          <table:table-cell table:style-name="ce52" table:formula="of:=[.$D32]*[.J32]" office:value-type="float" office:value="54784450" calcext:value-type="float">
            <text:p>54,784,450</text:p>
          </table:table-cell>
          <table:table-cell table:style-name="ce36"/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1064" calcext:value-type="float">
            <text:p>1064</text:p>
          </table:table-cell>
          <table:table-cell table:style-name="ce51" office:value-type="float" office:value="7296" calcext:value-type="float">
            <text:p>7296</text:p>
          </table:table-cell>
          <table:table-cell table:style-name="ce51" office:value-type="float" office:value="18136" calcext:value-type="float">
            <text:p>18136</text:p>
          </table:table-cell>
          <table:table-cell table:style-name="ce51" office:value-type="float" office:value="18106" calcext:value-type="float">
            <text:p>18106</text:p>
          </table:table-cell>
          <table:table-cell table:style-name="ce51" office:value-type="float" office:value="7368" calcext:value-type="float">
            <text:p>7368</text:p>
          </table:table-cell>
          <table:table-cell table:style-name="ce51" office:value-type="float" office:value="1064" calcext:value-type="float">
            <text:p>1064</text:p>
          </table:table-cell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62"/>
          <table:table-cell table:style-name="ce65" table:formula="of:=SUM([.Q32:.Y32])" office:value-type="float" office:value="53130" calcext:value-type="float">
            <text:p>53,130</text:p>
          </table:table-cell>
          <table:table-cell table:formula="of:=[.C32]-[.AA3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2]+1" office:value-type="float" office:value="21" calcext:value-type="float">
            <text:p>21</text:p>
          </table:table-cell>
          <table:table-cell table:style-name="ce40" table:formula="of:=COMBIN(25;[.B33])" office:value-type="float" office:value="12650" calcext:value-type="float">
            <text:p>12,650</text:p>
          </table:table-cell>
          <table:table-cell table:style-name="ce40" table:formula="of:=COMBIN(50; 22-[.B33])" office:value-type="float" office:value="50" calcext:value-type="float">
            <text:p>50</text:p>
          </table:table-cell>
          <table:table-cell table:style-name="ce40" table:formula="of:=[.C33]*[.D33]" office:value-type="float" office:value="632500" calcext:value-type="float">
            <text:p>632,500</text:p>
          </table:table-cell>
          <table:table-cell table:style-name="ce50" table:formula="of:=[.$E$7]/[.E33]" office:value-type="float" office:value="8163198177805.37" calcext:value-type="float">
            <text:p>8,163,198,177,805.37</text:p>
          </table:table-cell>
          <table:table-cell table:style-name="ce36"/>
          <table:table-cell table:style-name="ce52"/>
          <table:table-cell table:style-name="ce52" table:formula="of:=[.S33]" office:value-type="float" office:value="186" calcext:value-type="float">
            <text:p>186</text:p>
          </table:table-cell>
          <table:table-cell table:style-name="ce52" table:formula="of:=SUM([.T33:.Y33])" office:value-type="float" office:value="12464" calcext:value-type="float">
            <text:p>12,464</text:p>
          </table:table-cell>
          <table:table-cell table:style-name="ce36" table:number-columns-repeated="2"/>
          <table:table-cell table:style-name="ce52"/>
          <table:table-cell table:style-name="ce52" table:formula="of:=[.$D33]*[.I33]" office:value-type="float" office:value="9300" calcext:value-type="float">
            <text:p>9,300</text:p>
          </table:table-cell>
          <table:table-cell table:style-name="ce52" table:formula="of:=[.$D33]*[.J33]" office:value-type="float" office:value="623200" calcext:value-type="float">
            <text:p>623,200</text:p>
          </table:table-cell>
          <table:table-cell table:style-name="ce36"/>
          <table:table-cell table:style-name="ce59"/>
          <table:table-cell table:style-name="ce61"/>
          <table:table-cell table:style-name="ce40" office:value-type="float" office:value="186" calcext:value-type="float">
            <text:p>186</text:p>
          </table:table-cell>
          <table:table-cell table:style-name="ce51" office:value-type="float" office:value="1498" calcext:value-type="float">
            <text:p>1498</text:p>
          </table:table-cell>
          <table:table-cell table:style-name="ce51" office:value-type="float" office:value="4148" calcext:value-type="float">
            <text:p>4148</text:p>
          </table:table-cell>
          <table:table-cell table:style-name="ce51" office:value-type="float" office:value="4528" calcext:value-type="float">
            <text:p>4528</text:p>
          </table:table-cell>
          <table:table-cell table:style-name="ce51" office:value-type="float" office:value="1998" calcext:value-type="float">
            <text:p>1998</text:p>
          </table:table-cell>
          <table:table-cell table:style-name="ce51" office:value-type="float" office:value="282" calcext:value-type="float">
            <text:p>282</text:p>
          </table:table-cell>
          <table:table-cell table:style-name="ce60" office:value-type="float" office:value="10" calcext:value-type="float">
            <text:p>10</text:p>
          </table:table-cell>
          <table:table-cell table:style-name="ce62"/>
          <table:table-cell table:style-name="ce65" table:formula="of:=SUM([.Q33:.Y33])" office:value-type="float" office:value="12650" calcext:value-type="float">
            <text:p>12,650</text:p>
          </table:table-cell>
          <table:table-cell table:formula="of:=[.C33]-[.AA3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3]+1" office:value-type="float" office:value="22" calcext:value-type="float">
            <text:p>22</text:p>
          </table:table-cell>
          <table:table-cell table:style-name="ce40" table:formula="of:=COMBIN(25;[.B34])" office:value-type="float" office:value="2300" calcext:value-type="float">
            <text:p>2,300</text:p>
          </table:table-cell>
          <table:table-cell table:style-name="ce40" table:formula="of:=COMBIN(50; 22-[.B34])" office:value-type="float" office:value="1" calcext:value-type="float">
            <text:p>1</text:p>
          </table:table-cell>
          <table:table-cell table:style-name="ce40" table:formula="of:=[.C34]*[.D34]" office:value-type="float" office:value="2300" calcext:value-type="float">
            <text:p>2,300</text:p>
          </table:table-cell>
          <table:table-cell table:style-name="ce50" table:formula="of:=[.$E$7]/[.E34]" office:value-type="float" office:value="2.24487949889648E+015" calcext:value-type="float">
            <text:p>2,244,879,498,896,480.00</text:p>
          </table:table-cell>
          <table:table-cell table:style-name="ce36"/>
          <table:table-cell table:style-name="ce52" table:number-columns-repeated="2"/>
          <table:table-cell table:style-name="ce52" table:formula="of:=SUM([.T34:.Y34])" office:value-type="float" office:value="2300" calcext:value-type="float">
            <text:p>2,300</text:p>
          </table:table-cell>
          <table:table-cell table:style-name="ce36" table:number-columns-repeated="2"/>
          <table:table-cell table:style-name="ce52" table:number-columns-repeated="2"/>
          <table:table-cell table:style-name="ce52" table:formula="of:=[.$D34]*[.J34]" office:value-type="float" office:value="2300" calcext:value-type="float">
            <text:p>2,300</text:p>
          </table:table-cell>
          <table:table-cell table:style-name="ce36"/>
          <table:table-cell table:style-name="ce59" table:number-columns-repeated="4"/>
          <table:table-cell table:style-name="ce40" office:value-type="float" office:value="128" calcext:value-type="float">
            <text:p>128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932" calcext:value-type="float">
            <text:p>932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96" calcext:value-type="float">
            <text:p>96</text:p>
          </table:table-cell>
          <table:table-cell table:style-name="ce62"/>
          <table:table-cell table:style-name="ce65" table:formula="of:=SUM([.Q34:.Y34])" office:value-type="float" office:value="2300" calcext:value-type="float">
            <text:p>2,300</text:p>
          </table:table-cell>
          <table:table-cell table:formula="of:=[.C34]-[.AA34]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8T11:53:51.140876042</dc:date>
    <meta:editing-cycles>419</meta:editing-cycles>
    <meta:editing-duration>P2DT4M45S</meta:editing-duration>
    <meta:document-statistic meta:table-count="2" meta:cell-count="1011" meta:object-count="0"/>
    <meta:user-defined meta:name="Info 1"/>
    <meta:user-defined meta:name="Info 2"/>
    <meta:user-defined meta:name="Info 3"/>
    <meta:user-defined meta:name="Info 4"/>
  </office:meta>
</office:document-meta>
</file>